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ion BetaNamn</text:p>
      <text:p text:style-name="Standard">Introduktion<text:line-break/>Användargrupper</text:p>
      <text:p text:style-name="Standard">Intressenter</text:p>
      <text:p text:style-name="Standard">Liknande System</text:p>
      <text:p text:style-name="Standard">Baskr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7S</meta:editing-duration>
    <meta:editing-cycles>6</meta:editing-cycles>
    <meta:generator>OpenOffice.org/3.4.1$Win32 OpenOffice.org_project/341m1$Build-9593</meta:generator>
    <dc:date>2013-12-02T16:22:06.21</dc:date>
    <meta:document-statistic meta:table-count="0" meta:image-count="0" meta:object-count="0" meta:page-count="1" meta:paragraph-count="5" meta:word-count="8" meta:character-count="77"/>
    <meta:user-defined meta:name="Info 1"/>
    <meta:user-defined meta:name="Info 2"/>
    <meta:user-defined meta:name="Info 3"/>
    <meta:user-defined meta:name="Info 4"/>
  </office:meta>
</office:document-meta>
</file>